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0ba7" officeooo:paragraph-rsid="00060ba7"/>
    </style:style>
    <style:style style:name="P2" style:family="paragraph" style:parent-style-name="Standard" style:list-style-name="Numbering_20_123">
      <style:text-properties officeooo:rsid="00060ba7" officeooo:paragraph-rsid="00060ba7"/>
    </style:style>
    <style:style style:name="P3" style:family="paragraph" style:parent-style-name="Standard" style:list-style-name="L4">
      <style:text-properties officeooo:rsid="00060ba7" officeooo:paragraph-rsid="00060ba7"/>
    </style:style>
    <style:style style:name="P4" style:family="paragraph" style:parent-style-name="Standard" style:list-style-name="L5">
      <style:text-properties officeooo:rsid="00060ba7" officeooo:paragraph-rsid="00060ba7"/>
    </style:style>
    <style:style style:name="P5" style:family="paragraph" style:parent-style-name="Standard">
      <style:paragraph-properties fo:text-align="center" style:justify-single-word="false"/>
      <style:text-properties officeooo:rsid="00060ba7" officeooo:paragraph-rsid="00060ba7"/>
    </style:style>
    <style:style style:name="P6" style:family="paragraph" style:parent-style-name="Standard">
      <style:text-properties style:text-underline-style="solid" style:text-underline-width="auto" style:text-underline-color="font-color" officeooo:rsid="00060ba7" officeooo:paragraph-rsid="00060ba7"/>
    </style:style>
    <style:style style:name="P7" style:family="paragraph" style:parent-style-name="Standard">
      <style:text-properties style:text-underline-style="none" officeooo:rsid="00060ba7" officeooo:paragraph-rsid="00060ba7"/>
    </style:style>
    <style:style style:name="P8" style:family="paragraph" style:parent-style-name="Standard" style:list-style-name="L8">
      <style:text-properties style:text-underline-style="none" officeooo:rsid="00060ba7" officeooo:paragraph-rsid="00060ba7"/>
    </style:style>
    <style:style style:name="P9" style:family="paragraph" style:parent-style-name="Standard" style:list-style-name="L9">
      <style:text-properties style:text-underline-style="none" officeooo:rsid="00060ba7" officeooo:paragraph-rsid="00060ba7"/>
    </style:style>
    <style:style style:name="P10" style:family="paragraph" style:parent-style-name="Standard" style:list-style-name="L10">
      <style:text-properties style:text-underline-style="none" officeooo:rsid="00060ba7" officeooo:paragraph-rsid="00060ba7"/>
    </style:style>
    <style:style style:name="P11" style:family="paragraph" style:parent-style-name="Standard" style:list-style-name="L13">
      <style:text-properties style:text-underline-style="none" officeooo:rsid="00060ba7" officeooo:paragraph-rsid="00060ba7"/>
    </style:style>
    <style:style style:name="P12" style:family="paragraph" style:parent-style-name="Standard" style:list-style-name="L15">
      <style:text-properties style:text-underline-style="none" officeooo:rsid="00060ba7" officeooo:paragraph-rsid="00060ba7"/>
    </style:style>
    <style:style style:name="P13" style:family="paragraph" style:parent-style-name="Standard" style:list-style-name="L16">
      <style:text-properties style:text-underline-style="none" officeooo:rsid="00060ba7" officeooo:paragraph-rsid="00060ba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ahier des charges</text:p>
      <text:p text:style-name="P1"/>
      <text:list text:style-name="Numbering_20_123">
        <text:list-item>
          <text:p text:style-name="P2">Présentation de l’équipe :</text:p>
          <text:p text:style-name="P2"/>
        </text:list-item>
      </text:list>
      <text:p text:style-name="P1">Moi développeur web et web mobile en formation, horaires lundi au jeudi 18H00 à 23H00.</text:p>
      <text:p text:style-name="P1"/>
      <text:list text:style-name="L4">
        <text:list-item>
          <text:p text:style-name="P3">Objectif </text:p>
          <text:p text:style-name="P3"/>
        </text:list-item>
      </text:list>
      <text:p text:style-name="P6">Présentation du cv :</text:p>
      <text:p text:style-name="P1"/>
      <text:list text:style-name="L5">
        <text:list-item>
          <text:p text:style-name="P4">Intitulé du poste</text:p>
        </text:list-item>
        <text:list-item>
          <text:p text:style-name="P4">présentation du client</text:p>
        </text:list-item>
        <text:list-item>
          <text:p text:style-name="P4">ses compétences</text:p>
        </text:list-item>
        <text:list-item>
          <text:p text:style-name="P4">ses différentes expériences pro</text:p>
        </text:list-item>
        <text:list-item>
          <text:p text:style-name="P4">ses diplômes et formations</text:p>
        </text:list-item>
        <text:list-item>
          <text:p text:style-name="P4">ses centre d’intérêts</text:p>
        </text:list-item>
      </text:list>
      <text:p text:style-name="P1">Support : cv.pdf</text:p>
      <text:p text:style-name="P1"/>
      <text:p text:style-name="P6">Donner les différentes informations pour contacter les client :</text:p>
      <text:p text:style-name="P6"/>
      <text:list text:style-name="L8">
        <text:list-item>
          <text:p text:style-name="P8">donner numéro de tel, et e-mail</text:p>
        </text:list-item>
      </text:list>
      <text:p text:style-name="P7"/>
      <text:p text:style-name="P6">Mise en avant des différents projets github :</text:p>
      <text:p text:style-name="P6"/>
      <text:list text:style-name="L9">
        <text:list-item>
          <text:p text:style-name="P9">sélection des repositories visuel avec miniature courte description.</text:p>
        </text:list-item>
      </text:list>
      <text:p text:style-name="P7"/>
      <text:p text:style-name="P6">Bonus :</text:p>
      <text:p text:style-name="P6"/>
      <text:list text:style-name="L10">
        <text:list-item>
          <text:p text:style-name="P10">Porte folio dessins.</text:p>
        </text:list-item>
      </text:list>
      <text:p text:style-name="P7"/>
      <text:list text:style-name="L13">
        <text:list-item>
          <text:p text:style-name="P11">Cible</text:p>
        </text:list-item>
      </text:list>
      <text:p text:style-name="P7"/>
      <text:p text:style-name="P7">Les RH des entreprises, les clients indépendants.</text:p>
      <text:p text:style-name="P7"/>
      <text:p text:style-name="P7">Objectif de diffusion via réseaux sociaux.</text:p>
      <text:p text:style-name="P7"/>
      <text:list text:style-name="L15">
        <text:list-item>
          <text:p text:style-name="P12">Avant</text:p>
        </text:list-item>
      </text:list>
      <text:p text:style-name="P7"/>
      <text:p text:style-name="P7">Travaille de conception du cv sous format pdf, source des informations que devront être montré par le site.</text:p>
      <text:p text:style-name="P7"/>
      <text:list text:style-name="L16">
        <text:list-item>
          <text:p text:style-name="P13">Étapes</text:p>
        </text:list-item>
      </text:list>
      <text:p text:style-name="P7"/>
      <text:p text:style-name="P7">ressource texte <text:tab/><text:tab/>22/11/2023 22/11/2023 </text:p>
      <text:p text:style-name="P7">ressource image <text:tab/><text:tab/>23/11/2023 23/11/2023 </text:p>
      <text:p text:style-name="P7">maquettage <text:tab/><text:tab/><text:tab/>27/11/2023 29/11/2023 </text:p>
      <text:p text:style-name="P7">mrt html/css <text:tab/><text:tab/><text:tab/>30/11/2023 30/11/2023 </text:p>
      <text:p text:style-name="P7">développement HTML <text:tab/>04/12/2023 04/12/2023 </text:p>
      <text:p text:style-name="P7">développement CSS <text:tab/><text:tab/>05/12/2023 05/12/2023 </text:p>
      <text:p text:style-name="P7">1er mise en ligne <text:tab/><text:tab/>06/12/2023 06/12/2023 </text:p>
      <text:p text:style-name="P7">modification <text:tab/><text:tab/><text:tab/>07/12/2023 07/12/2023 </text:p>
      <text:p text:style-name="P7">Livrable <text:tab/><text:tab/><text:tab/>11/12/2023 11/12/2023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 text:start-value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2T09:00:22.336000000</meta:creation-date>
    <meta:print-date>2023-11-22T09:44:56.371000000</meta:print-date>
    <dc:date>2023-11-22T09:45:42.976000000</dc:date>
    <meta:editing-duration>PT45M21S</meta:editing-duration>
    <meta:editing-cycles>1</meta:editing-cycles>
    <meta:document-statistic meta:table-count="0" meta:image-count="0" meta:object-count="0" meta:page-count="1" meta:paragraph-count="33" meta:word-count="168" meta:character-count="1126" meta:non-whitespace-character-count="974"/>
    <meta:generator>LibreOffice/7.6.1.2$Windows_X86_64 LibreOffice_project/f5defcebd022c5bc36bbb79be232cb6926d8f674</meta:generator>
  </office:meta>
</office:document-meta>
</file>